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7d9af" officeooo:paragraph-rsid="0017d9af"/>
    </style:style>
    <style:style style:name="P2" style:family="paragraph" style:parent-style-name="Standard">
      <style:text-properties fo:font-size="28pt" officeooo:rsid="0019484d" officeooo:paragraph-rsid="0019484d" style:font-size-asian="28pt" style:font-size-complex="28pt"/>
    </style:style>
    <style:style style:name="P3" style:family="paragraph" style:parent-style-name="Standard">
      <style:text-properties fo:font-size="12pt" officeooo:rsid="0017d9af" officeooo:paragraph-rsid="0017d9af" style:font-size-asian="10.5pt" style:font-size-complex="12pt"/>
    </style:style>
    <style:style style:name="P4" style:family="paragraph" style:parent-style-name="Standard">
      <style:text-properties officeooo:paragraph-rsid="0017d9af"/>
    </style:style>
    <style:style style:name="P5" style:family="paragraph" style:parent-style-name="Standard">
      <style:text-properties fo:font-variant="normal" fo:text-transform="none" fo:letter-spacing="normal" fo:font-style="normal" officeooo:rsid="004d4394" officeooo:paragraph-rsid="0017d9af" style:font-style-asian="normal" style:font-style-complex="normal"/>
    </style:style>
    <style:style style:name="P6" style:family="paragraph" style:parent-style-name="Standard">
      <style:text-properties fo:font-variant="normal" fo:text-transform="none" fo:letter-spacing="normal" fo:font-style="normal" officeooo:rsid="004d4394" officeooo:paragraph-rsid="006a95d6" style:font-style-asian="normal" style:font-style-complex="normal"/>
    </style:style>
    <style:style style:name="P7" style:family="paragraph" style:parent-style-name="Standard">
      <style:text-properties fo:font-variant="normal" fo:text-transform="none" fo:letter-spacing="normal" fo:font-style="normal" officeooo:rsid="0070ad66" officeooo:paragraph-rsid="0070ad66" style:font-style-asian="normal" style:font-style-complex="normal"/>
    </style:style>
    <style:style style:name="P8" style:family="paragraph" style:parent-style-name="Standard">
      <style:text-properties officeooo:rsid="006a95d6" officeooo:paragraph-rsid="006a95d6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font-variant="normal" fo:text-transform="none" fo:letter-spacing="normal" fo:font-style="normal" officeooo:rsid="007572d6" officeooo:paragraph-rsid="007572d6" style:font-style-asian="normal" style:font-style-complex="normal"/>
    </style:style>
    <style:style style:name="P12" style:family="paragraph" style:parent-style-name="Standard">
      <style:text-properties fo:font-variant="normal" fo:text-transform="none" fo:letter-spacing="normal" fo:font-style="normal" officeooo:rsid="004d4394" officeooo:paragraph-rsid="006a95d6" style:font-style-asian="normal" style:font-style-complex="normal"/>
    </style:style>
    <style:style style:name="P13" style:family="paragraph" style:parent-style-name="Standard">
      <style:text-properties fo:font-variant="normal" fo:text-transform="none" fo:color="#000000" fo:letter-spacing="normal" fo:font-style="normal" officeooo:rsid="0028600d" officeooo:paragraph-rsid="007682af" style:font-style-asian="normal" style:font-style-complex="normal"/>
    </style:style>
    <style:style style:name="P14" style:family="paragraph" style:parent-style-name="Standard">
      <style:text-properties fo:font-variant="normal" fo:text-transform="none" fo:color="#000000" fo:letter-spacing="normal" fo:font-style="normal" officeooo:rsid="007bb1eb" officeooo:paragraph-rsid="007bb1eb" style:font-style-asian="normal" style:font-style-complex="normal"/>
    </style:style>
    <style:style style:name="P15" style:family="paragraph" style:parent-style-name="Standard">
      <style:text-properties fo:font-variant="normal" fo:text-transform="none" fo:color="#000000" fo:letter-spacing="normal" fo:font-style="normal" officeooo:rsid="0013980b" officeooo:paragraph-rsid="007bb1eb" style:font-style-asian="normal" style:font-style-complex="normal"/>
    </style:style>
    <style:style style:name="P16" style:family="paragraph" style:parent-style-name="Standard">
      <style:text-properties fo:color="#000000" officeooo:rsid="0028600d" officeooo:paragraph-rsid="007682af"/>
    </style:style>
    <style:style style:name="P17" style:family="paragraph" style:parent-style-name="Standard">
      <style:text-properties fo:color="#000000" officeooo:paragraph-rsid="007bb1eb"/>
    </style:style>
    <style:style style:name="P18" style:family="paragraph" style:parent-style-name="Text_20_body">
      <style:text-properties fo:font-variant="normal" fo:text-transform="none" fo:color="#000000" fo:letter-spacing="normal" fo:font-style="normal" officeooo:rsid="007bb1eb" officeooo:paragraph-rsid="007bb1eb" style:font-style-asian="normal" style:font-style-complex="normal"/>
    </style:style>
    <style:style style:name="T1" style:family="text">
      <style:text-properties fo:font-size="32pt" officeooo:rsid="00258a03" style:font-size-asian="32pt" style:font-size-complex="32pt"/>
    </style:style>
    <style:style style:name="T2" style:family="text">
      <style:text-properties fo:font-size="32pt" officeooo:rsid="0017d9af" style:font-size-asian="32pt" style:font-size-complex="32pt"/>
    </style:style>
    <style:style style:name="T3" style:family="text">
      <style:text-properties fo:font-size="32pt" officeooo:rsid="005dbb2d" style:font-size-asian="32pt" style:font-size-complex="32pt"/>
    </style:style>
    <style:style style:name="T4" style:family="text">
      <style:text-properties fo:font-variant="normal" fo:text-transform="none" style:font-name="Liberation Serif" fo:font-size="32pt" fo:letter-spacing="normal" fo:font-style="normal" fo:font-weight="normal" officeooo:rsid="006a95d6" style:font-size-asian="32pt" style:font-size-complex="32pt"/>
    </style:style>
    <style:style style:name="T5" style:family="text">
      <style:text-properties fo:font-size="28pt" officeooo:rsid="0017d9af" style:font-size-asian="28pt" style:font-size-complex="28pt"/>
    </style:style>
    <style:style style:name="T6" style:family="text">
      <style:text-properties officeooo:rsid="005dbb2d"/>
    </style:style>
    <style:style style:name="T7" style:family="text">
      <style:text-properties officeooo:rsid="006ec675"/>
    </style:style>
    <style:style style:name="T8" style:family="text">
      <style:text-properties officeooo:rsid="0073119f"/>
    </style:style>
    <style:style style:name="T9" style:family="text">
      <style:text-properties officeooo:rsid="00736dab"/>
    </style:style>
    <style:style style:name="T10" style:family="text">
      <style:text-properties officeooo:rsid="0073edeb"/>
    </style:style>
    <style:style style:name="T11" style:family="text">
      <style:text-properties officeooo:rsid="007572d6"/>
    </style:style>
    <style:style style:name="T12" style:family="text">
      <style:text-properties officeooo:rsid="00376487"/>
    </style:style>
    <style:style style:name="T13" style:family="text">
      <style:text-properties officeooo:rsid="003a38c2"/>
    </style:style>
    <style:style style:name="T14" style:family="text">
      <style:text-properties officeooo:rsid="00388133"/>
    </style:style>
    <style:style style:name="T15" style:family="text">
      <style:text-properties officeooo:rsid="0028f752"/>
    </style:style>
    <style:style style:name="T16" style:family="text">
      <style:text-properties officeooo:rsid="007682af"/>
    </style:style>
    <style:style style:name="T17" style:family="text">
      <style:text-properties officeooo:rsid="007bb1eb"/>
    </style:style>
    <style:style style:name="T18" style:family="text">
      <style:text-properties fo:color="#2a6099"/>
    </style:style>
    <style:style style:name="T19" style:family="text">
      <style:text-properties officeooo:rsid="00110b9d"/>
    </style:style>
    <style:style style:name="T20" style:family="text">
      <style:text-properties fo:color="#000000"/>
    </style:style>
    <style:style style:name="T21" style:family="text">
      <style:text-properties fo:color="#000000" officeooo:rsid="001251c8"/>
    </style:style>
    <style:style style:name="T22" style:family="text">
      <style:text-properties officeooo:rsid="0013980b"/>
    </style:style>
    <style:style style:name="T23" style:family="text">
      <style:text-properties officeooo:rsid="001251c8"/>
    </style:style>
    <style:style style:name="T24" style:family="text">
      <style:text-properties officeooo:rsid="001fb9cd"/>
    </style:style>
    <style:style style:name="T25" style:family="text">
      <style:text-properties officeooo:rsid="00185872"/>
    </style:style>
    <style:style style:name="T26" style:family="text">
      <style:text-properties officeooo:rsid="001a435e"/>
    </style:style>
    <style:style style:name="T27" style:family="text">
      <style:text-properties officeooo:rsid="00166090"/>
    </style:style>
    <style:style style:name="T28" style:family="text">
      <style:text-properties officeooo:rsid="001bae1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<text:tab/><text:tab/></text:span><text:span text:style-name="T2">ACTIVIDAD </text:span><text:span text:style-name="T4">3</text:span><text:span text:style-name="T1"> </text:span><text:span text:style-name="T2">TEMA </text:span><text:span text:style-name="T3">5</text:span></text:p>
      <text:p text:style-name="P2"><text:tab/><text:tab/><text:tab/><text:span text:style-name="T6">Lenguaje de Marcas</text:span></text:p>
      <text:p text:style-name="P2"><text:tab/><text:tab/><text:tab/><text:tab/><text:tab/>Daw1</text:p>
      <text:p text:style-name="P2"><text:tab/><text:tab/>Andrés de Uña Fontan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9"><text:a xlink:type="simple" xlink:href="#__RefHeading___Toc297_3460230344" text:style-name="Index_20_Link" text:visited-style-name="Index_20_Link">1.Cambiar contraseña de usuario<text:tab/>2</text:a></text:p>
          <text:p text:style-name="P10"><text:a xlink:type="simple" xlink:href="#__RefHeading___Toc297_3460230344" text:style-name="Index_20_Link" text:visited-style-name="Index_20_Link">1.Cambiar contraseña de usuario<text:tab/>2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oft-page-break/>1. Titulo de las actividades</text:p>
      <text:p text:style-name="P14">/actividades/actividad/titulo/text()</text:p>
      <text:p text:style-name="P14"/>
      <text:p text:style-name="P17">2. Mostrar el código de la actividad, título y nivel.</text:p>
      <text:p text:style-name="P17"/>
      <text:p text:style-name="P14">//codigo/text() | //titulo/text() | <text:a xlink:type="simple" xlink:href="file://actividad/@nivel" text:style-name="Internet_20_link" text:visited-style-name="Visited_20_Internet_20_Link">//actividad/@nivel</text:a></text:p>
      <text:p text:style-name="P14"/>
      <text:p text:style-name="P14"/>
      <text:p text:style-name="P14">3. El primer título de la actividad.</text:p>
      <text:p text:style-name="P14"/>
      <text:p text:style-name="P14">//actividad[<text:span text:style-name="T19">1</text:span>]/titulo/text()</text:p>
      <text:p text:style-name="P14"/>
      <text:p text:style-name="P17">4. El último título de la actividad.</text:p>
      <text:p text:style-name="P17"/>
      <text:p text:style-name="P14">//actividad[last()]/titulo/text()</text:p>
      <text:p text:style-name="P14"/>
      <text:p text:style-name="P17">5. Todos los elementos descendientes de las actividades infantiles</text:p>
      <text:p text:style-name="P17"/>
      <text:p text:style-name="P17">//<text:span text:style-name="T22">descendant:: </text:span><text:span text:style-name="T23">actividad[@nivel=’infantil’]</text:span></text:p>
      <text:p text:style-name="P14"><text:s/>//<text:span text:style-name="T23">actividad[@nivel=’infantil’]/*</text:span></text:p>
      <text:p text:style-name="P14"/>
      <text:p text:style-name="P17">6. El <text:span text:style-name="T24">h</text:span>ombre de las actividades para adultos.</text:p>
      <text:p text:style-name="P17"/>
      <text:p text:style-name="P14"><text:span text:style-name="T23">//actividad[@nivel="adultos"]/titulo/text()</text:span></text:p>
      <text:p text:style-name="P14"/>
      <text:p text:style-name="P17">7. El nombre de las actividades con dos sesiones semanales</text:p>
      <text:p text:style-name="P17"/>
      <text:p text:style-name="P14"><text:span text:style-name="T23">//</text:span><text:span text:style-name="T25">actividad[sesiones/sesiones_semana=2]/titulo/text()</text:span></text:p>
      <text:p text:style-name="P14"/>
      <text:p text:style-name="P17">8. Número de actividades</text:p>
      <text:p text:style-name="P17"/>
      <text:p text:style-name="P15">//actividades/count(*)</text:p>
      <text:p text:style-name="P15"/>
      <text:p text:style-name="P17">9. Si queremos convertir el resultado a cadena de caracteres, podemos usar la función string().</text:p>
      <text:p text:style-name="P17"/>
      <text:p text:style-name="P15">string(//actividades/count(*))</text:p>
      <text:p text:style-name="P15"/>
      <text:p text:style-name="P17">10. Cuenta del número de actividades infantiles.</text:p>
      <text:p text:style-name="P17"/>
      <text:p text:style-name="P15">count(//actividad[@nivel="infantil"])</text:p>
      <text:p text:style-name="P15"/>
      <text:p text:style-name="P17"/>
      <text:p text:style-name="P17">11. Suma de las sesiones semanales de las actividades para adultos.</text:p>
      <text:p text:style-name="P17"/>
      <text:p text:style-name="P15"><text:span text:style-name="T26">sum(</text:span>//<text:span text:style-name="T26">actividad[@nivel=’adultos’]//sesiones_semana)</text:span></text:p>
      <text:p text:style-name="P15"/>
      <text:p text:style-name="P17">12. Nodos de la actividad de código A06.</text:p>
      <text:p text:style-name="P17"/>
      <text:p text:style-name="P15">//<text:span text:style-name="T27">actividad[codigo=’06A’]/node()</text:span></text:p>
      <text:p text:style-name="P15"/>
      <text:p text:style-name="P15"><text:soft-page-break/></text:p>
      <text:p text:style-name="P17">13. Duración de las actividades con intensidad fuerte</text:p>
      <text:p text:style-name="P17"/>
      <text:p text:style-name="P15"><text:span text:style-name="T28">sum(</text:span>//<text:span text:style-name="T28">actividad/sesiones[@intensidad=’fuerte’]/minutos_sesion)</text:span></text:p>
      <text:p text:style-name="P15"/>
      <text:p text:style-name="P17">14. Mostrar el código de las actividades cuya duración coincide con la duración del 1º actividad.</text:p>
      <text:p text:style-name="P17"/>
      <text:p text:style-name="P15">//<text:span text:style-name="T28">actividad[sesiones/minutos_sesion=../actividad[1]/sesiones/minutos_sesion]/codig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style:font-name="Liberation Serif" fo:font-family="'Liberation Serif'" style:font-family-generic="roman" style:font-pitch="variable" fo:font-size="12pt" fo:letter-spacing="normal" fo:font-style="normal" fo:font-weight="normal" officeooo:rsid="00258a03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d9af" officeooo:paragraph-rsid="0017d9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drés de Uña Fontana<text:tab/><text:tab/>Sistemas informáticos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1T12:34:41.504000000</meta:creation-date>
    <dc:date>2021-03-24T15:12:10.980000000</dc:date>
    <meta:editing-duration>PT4H37M44S</meta:editing-duration>
    <meta:editing-cycles>73</meta:editing-cycles>
    <meta:generator>LibreOffice/6.4.0.3$Windows_X86_64 LibreOffice_project/b0a288ab3d2d4774cb44b62f04d5d28733ac6df8</meta:generator>
    <meta:document-statistic meta:table-count="0" meta:image-count="0" meta:object-count="0" meta:page-count="4" meta:paragraph-count="37" meta:word-count="174" meta:character-count="1576" meta:non-whitespace-character-count="1425"/>
  </office:meta>
</office:document-meta>
</file>